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A00000379D7E598A5.png" manifest:media-type="image/png"/>
  <manifest:file-entry manifest:full-path="Pictures/10000201000000E50000008E53D3232B.png" manifest:media-type="image/png"/>
  <manifest:file-entry manifest:full-path="Pictures/10000201000000E50000008EA5591AFF.png" manifest:media-type="image/png"/>
  <manifest:file-entry manifest:full-path="Pictures/10000201000000E50000008E3BA70A04.png" manifest:media-type="image/png"/>
  <manifest:file-entry manifest:full-path="Pictures/10000201000000E50000008EA25A3018.png" manifest:media-type="image/png"/>
  <manifest:file-entry manifest:full-path="Pictures/10000201000000E50000008E2AC52A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 fo:font-weight="bold" style:font-weight-asian="bold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end="Arrowheads_20_1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5cm" svg:y="-0.554cm" svg:width="3.29cm" svg:height="2.041cm" draw:z-index="0"><draw:image xlink:href="Pictures/10000201000000E50000008EA5591AFF.png" xlink:type="simple" xlink:show="embed" xlink:actuate="onLoad"/></draw:frame><draw:frame draw:style-name="fr1" draw:name="graphics2" text:anchor-type="paragraph" svg:x="0.15cm" svg:y="3.129cm" svg:width="3.29cm" svg:height="2.041cm" draw:z-index="2"><draw:image xlink:href="Pictures/10000201000000E50000008E2AC52A17.png" xlink:type="simple" xlink:show="embed" xlink:actuate="onLoad"/></draw:frame><draw:frame draw:style-name="fr1" draw:name="graphics4" text:anchor-type="paragraph" svg:x="4.399cm" svg:y="3.129cm" svg:width="3.29cm" svg:height="2.041cm" draw:z-index="3"><draw:image xlink:href="Pictures/10000201000000E50000008EA25A3018.png" xlink:type="simple" xlink:show="embed" xlink:actuate="onLoad"/></draw:frame><draw:frame draw:style-name="fr1" draw:name="graphics5" text:anchor-type="paragraph" svg:x="4.341cm" svg:y="-0.383cm" svg:width="3.29cm" svg:height="2.041cm" draw:z-index="6"><draw:image xlink:href="Pictures/10000201000000E50000008EA25A3018.png" xlink:type="simple" xlink:show="embed" xlink:actuate="onLoad"/></draw:frame><draw:frame draw:style-name="fr1" draw:name="graphics7" text:anchor-type="paragraph" svg:x="8.959cm" svg:y="-0.383cm" svg:width="3.29cm" svg:height="2.041cm" draw:z-index="8"><draw:image xlink:href="Pictures/10000201000000E50000008E53D3232B.png" xlink:type="simple" xlink:show="embed" xlink:actuate="onLoad"/></draw:frame><draw:frame draw:style-name="fr1" draw:name="graphics8" text:anchor-type="paragraph" svg:x="13.51cm" svg:y="3.099cm" svg:width="3.29cm" svg:height="2.041cm" draw:z-index="10"><draw:image xlink:href="Pictures/10000201000000E50000008E3BA70A04.png" xlink:type="simple" xlink:show="embed" xlink:actuate="onLoad"/></draw:frame><draw:frame draw:style-name="fr1" draw:name="graphics6" text:anchor-type="paragraph" svg:x="8.961cm" svg:y="3.129cm" svg:width="3.29cm" svg:height="2.041cm" draw:z-index="11"><draw:image xlink:href="Pictures/10000201000000E50000008E53D3232B.png" xlink:type="simple" xlink:show="embed" xlink:actuate="onLoad"/></draw:frame><draw:frame draw:style-name="fr1" draw:name="graphics9" text:anchor-type="paragraph" svg:x="13.277cm" svg:y="-0.395cm" svg:width="3.29cm" svg:height="2.041cm" draw:z-index="15"><draw:image xlink:href="Pictures/10000201000000E50000008E3BA70A04.png" xlink:type="simple" xlink:show="embed" xlink:actuate="onLoad"/></draw:frame><draw:frame draw:style-name="fr1" draw:name="graphics3" text:anchor-type="paragraph" svg:x="6.819cm" svg:y="7.541cm" svg:width="3.239cm" svg:height="3.295cm" draw:z-index="16"><draw:image xlink:href="Pictures/100002010000036A00000379D7E598A5.png" xlink:type="simple" xlink:show="embed" xlink:actuate="onLoad"/></draw:frame><draw:line text:anchor-type="paragraph" draw:z-index="1" draw:style-name="gr1" draw:text-style-name="P1" svg:x1="1.589cm" svg:y1="1.693cm" svg:x2="1.589cm" svg:y2="2.977cm"><text:p/></draw:line><draw:frame text:anchor-type="paragraph" draw:z-index="4" draw:style-name="gr2" draw:text-style-name="P2" svg:width="2.356cm" svg:height="0.583cm" svg:x="-0.316cm" svg:y="3.134cm"><draw:text-box><text:p text:style-name="P2"><text:span text:style-name="T1">Encrypted</text:span></text:p></draw:text-box></draw:frame><draw:frame text:anchor-type="paragraph" draw:z-index="5" draw:style-name="gr2" draw:text-style-name="P2" svg:width="2.356cm" svg:height="0.583cm" svg:x="3.941cm" svg:y="3.129cm"><draw:text-box><text:p text:style-name="P2"><text:span text:style-name="T1">Encrypted</text:span></text:p></draw:text-box></draw:frame><draw:line text:anchor-type="paragraph" draw:z-index="7" draw:style-name="gr1" draw:text-style-name="P1" svg:x1="6.089cm" svg:y1="1.656cm" svg:x2="6.089cm" svg:y2="2.937cm"><text:p/></draw:line><draw:frame text:anchor-type="paragraph" draw:z-index="12" draw:style-name="gr2" draw:text-style-name="P2" svg:width="2.356cm" svg:height="0.583cm" svg:x="8.521cm" svg:y="3.129cm"><draw:text-box><text:p text:style-name="P2"><text:span text:style-name="T1">Encrypted</text:span></text:p></draw:text-box></draw:frame><draw:line text:anchor-type="paragraph" draw:z-index="9" draw:style-name="gr1" draw:text-style-name="P1" svg:x1="10.562cm" svg:y1="1.656cm" svg:x2="10.562cm" svg:y2="2.937cm"><text:p/></draw:line><draw:frame text:anchor-type="paragraph" draw:z-index="13" draw:style-name="gr2" draw:text-style-name="P2" svg:width="2.356cm" svg:height="0.583cm" svg:x="13.019cm" svg:y="3.129cm"><draw:text-box><text:p text:style-name="P2"><text:span text:style-name="T1">Encrypted</text:span></text:p></draw:text-box></draw:frame><draw:line text:anchor-type="paragraph" draw:z-index="14" draw:style-name="gr1" draw:text-style-name="P1" svg:x1="15.238cm" svg:y1="1.819cm" svg:x2="15.238cm" svg:y2="3.1cm"><text:p/></draw:line><draw:frame text:anchor-type="paragraph" draw:z-index="17" draw:style-name="gr2" draw:text-style-name="P2" svg:width="2.356cm" svg:height="0.583cm" svg:x="7.754cm" svg:y="11.045cm"><draw:text-box><text:p text:style-name="P2"><text:span text:style-name="T1">Server</text:span></text:p></draw:text-box></draw:frame><draw:line text:anchor-type="paragraph" draw:z-index="18" draw:style-name="gr1" draw:text-style-name="P1" svg:x1="2.224cm" svg:y1="4.856cm" svg:x2="6.352cm" svg:y2="7.528cm"><text:p/></draw:line><draw:line text:anchor-type="paragraph" draw:z-index="19" draw:style-name="gr1" draw:text-style-name="P1" svg:x1="6.431cm" svg:y1="4.935cm" svg:x2="7.331cm" svg:y2="7.316cm"><text:p/></draw:line><draw:line text:anchor-type="paragraph" draw:z-index="20" draw:style-name="gr1" draw:text-style-name="P1" svg:x1="11.035cm" svg:y1="4.93cm" svg:x2="9.474cm" svg:y2="7.343cm"><text:p/></draw:line><draw:line text:anchor-type="paragraph" draw:z-index="21" draw:style-name="gr1" draw:text-style-name="P1" svg:x1="15.692cm" svg:y1="4.909cm" svg:x2="10.294cm" svg:y2="7.55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andall</meta:initial-creator>
    <meta:creation-date>2013-06-21T15:36:29</meta:creation-date>
    <dc:date>2013-06-21T17:09:39</dc:date>
    <dc:creator>Daniel Randall</dc:creator>
    <meta:editing-duration>PT1H2M17S</meta:editing-duration>
    <meta:editing-cycles>2</meta:editing-cycles>
    <meta:generator>LibreOffice/3.5$Linux_X86_64 LibreOffice_project/350m1$Build-2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